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8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1:list.L21">
            <calcext:condition calcext:apply-style-name="Accent" calcext:value="=b" calcext:base-cell-address="list.L21"/>
          </calcext:conditional-format>
          <calcext:conditional-format calcext:target-range-address="list.B3:list.B167">
            <calcext:condition calcext:apply-style-name="Error" calcext:value="duplicate" calcext:base-cell-address="list.B3"/>
          </calcext:conditional-format>
          <calcext:conditional-format calcext:target-range-address="list.C3:list.C167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6:list.C147" table:on-update-keep-styles="true" table:on-update-keep-size="false"/>
        <table:database-range table:name="__Anonymous_Sheet_DB__0" table:target-range-address="list.B2:list.H16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2:16:05.12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2T12:29:11.926000000</dc:date>
    <meta:editing-duration>P1DT11H41M40S</meta:editing-duration>
    <meta:editing-cycles>504</meta:editing-cycles>
    <meta:document-statistic meta:table-count="1" meta:cell-count="127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